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c28" officeooo:paragraph-rsid="00113c28"/>
    </style:style>
    <style:style style:name="P2" style:family="paragraph" style:parent-style-name="Standard">
      <style:text-properties officeooo:rsid="001380ff" officeooo:paragraph-rsid="001380ff"/>
    </style:style>
    <style:style style:name="P3" style:family="paragraph" style:parent-style-name="Standard">
      <style:text-properties officeooo:paragraph-rsid="001380ff"/>
    </style:style>
    <style:style style:name="P4" style:family="paragraph" style:parent-style-name="Standard">
      <style:paragraph-properties>
        <style:tab-stops>
          <style:tab-stop style:position="13.944cm"/>
        </style:tab-stops>
      </style:paragraph-properties>
      <style:text-properties officeooo:rsid="00113c28" officeooo:paragraph-rsid="00113c28"/>
    </style:style>
    <style:style style:name="T1" style:family="text">
      <style:text-properties officeooo:rsid="00138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目的：</text:p>
      <text:p text:style-name="P1"/>
      <text:p text:style-name="P1"><text:tab/>代替体育考试中，每位考生现场考试需要配有专门老师计数问题。</text:p>
      <text:p text:style-name="P1"><text:tab/></text:p>
      <text:p text:style-name="P1">优点：</text:p>
      <text:p text:style-name="P1"/>
      <text:p text:style-name="P1"><text:tab/>1、省人工，架设机器既可以清楚计数。</text:p>
      <text:p text:style-name="P1"><text:tab/>2、可以检测学生动作是否合规。</text:p>
      <text:p text:style-name="P1"><text:tab/>3、计数不会出错。</text:p>
      <text:p text:style-name="P1"/>
      <text:p text:style-name="P1">总结：</text:p>
      <text:p text:style-name="P1"/>
      <text:p text:style-name="P1"><text:tab/>计算机视觉，检测仰卧起坐问题</text:p>
      <text:p text:style-name="P1"/>
      <text:p text:style-name="P1">图中参数含义：</text:p>
      <text:p text:style-name="P1"/>
      <text:p text:style-name="P1"><text:tab/>up：学生仰起</text:p>
      <text:p text:style-name="P1"><text:tab/>down：学生卧下</text:p>
      <text:p text:style-name="P1"><text:tab/>count：学生仰卧起坐，计数</text:p>
      <text:p text:style-name="P1"/>
      <text:p text:style-name="P2">采用技术：</text:p>
      <text:p text:style-name="P2"/>
      <text:p text:style-name="P2"><text:tab/>facebook 研究院发明的 人体关键点检测。</text:p>
      <text:p text:style-name="P2"/>
      <text:p text:style-name="P2">使用框架：（框架会在【2-先验条件和电脑环境要求】文件夹下，详细介绍）</text:p>
      <text:p text:style-name="P2"/>
      <text:p text:style-name="P2"><text:tab/>facebook研究院 detectron2 </text:p>
      <text:p text:style-name="P2"/>
      <text:p text:style-name="P3"><text:span text:style-name="T1"><text:tab/>框架github 地址：</text:span><text:a xlink:type="simple" xlink:href="https://github.com/facebookresearch/detectron2" text:style-name="Internet_20_link" text:visited-style-name="Visited_20_Internet_20_Link">https://github.com/facebookresearch/detectron2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16:21.293208284</meta:creation-date>
    <meta:generator>LibreOffice/6.0.7.3$Linux_X86_64 LibreOffice_project/00m0$Build-3</meta:generator>
    <dc:date>2020-03-24T16:36:26.068305800</dc:date>
    <meta:editing-duration>PT7M56S</meta:editing-duration>
    <meta:editing-cycles>5</meta:editing-cycles>
    <meta:document-statistic meta:table-count="0" meta:image-count="0" meta:object-count="0" meta:page-count="1" meta:paragraph-count="18" meta:word-count="190" meta:character-count="289" meta:non-whitespace-character-count="272"/>
  </office:meta>
</office:document-meta>
</file>